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size-asian="12pt" style:font-size-complex="12pt"/>
    </style:style>
    <style:style style:name="P2" style:family="paragraph" style:parent-style-name="Standard" style:list-style-name="L1">
      <style:text-properties style:font-name="Courier New" fo:font-size="12pt" style:font-size-asian="12pt" style:font-size-complex="12pt"/>
    </style:style>
    <style:style style:name="P3" style:family="paragraph" style:parent-style-name="Standard" style:list-style-name="L2">
      <style:text-properties style:font-name="Courier New" fo:font-size="12pt" style:font-size-asian="12pt" style:font-size-complex="12pt"/>
    </style:style>
    <style:style style:name="P4" style:family="paragraph" style:parent-style-name="Standard" style:list-style-name="L3">
      <style:text-properties style:font-name="Courier New" fo:font-size="12pt" style:font-size-asian="12pt" style:font-size-complex="12pt"/>
    </style:style>
    <style:style style:name="P5" style:family="paragraph" style:parent-style-name="Standard" style:list-style-name="L4">
      <style:text-properties style:font-name="Courier New" fo:font-size="12pt" style:font-size-asian="12pt" style:font-size-complex="12pt"/>
    </style:style>
    <style:style style:name="P6" style:family="paragraph" style:parent-style-name="Standard" style:list-style-name="L5">
      <style:text-properties style:font-name="Courier New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text-properties style:font-name="Courier New"/>
    </style:style>
    <style:style style:name="P9" style:family="paragraph">
      <style:text-properties style:font-name="Courier New" fo:font-size="24pt" style:font-size-asian="24pt" style:font-size-complex="24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Core 1, april 22</text:p>
      <text:p text:style-name="P1"/>
      <text:list xml:id="list3950816099063799491" text:style-name="L1">
        <text:list-item>
          <text:p text:style-name="P2">Spring Core =&gt; XML + annotation} with Spring Boot/ w/o Spring Boot</text:p>
        </text:list-item>
        <text:list-item>
          <text:p text:style-name="P2">Spring JDBC</text:p>
        </text:list-item>
        <text:list-item>
          <text:p text:style-name="P2">Spring DataJpa</text:p>
        </text:list-item>
        <text:list-item>
          <text:p text:style-name="P2">Spring WebMVC</text:p>
        </text:list-item>
        <text:list-item>
          <text:p text:style-name="P2">Restful Services(SpringREST)</text:p>
        </text:list-item>
        <text:list-item>
          <text:p text:style-name="P2">Microservices</text:p>
        </text:list-item>
        <text:list-item>
          <text:p text:style-name="P2">Spring Security</text:p>
        </text:list-item>
      </text:list>
      <text:p text:style-name="P1"/>
      <text:p text:style-name="P1">=&gt; Associated </text:p>
      <text:p text:style-name="P1"><text:s text:c="5"/>=&gt; Logging Log4J – SL4J} Recorded</text:p>
      <text:p text:style-name="P1"><text:s text:c="5"/>=&gt; Unit Testing (Mockito)</text:p>
      <text:p text:style-name="P1"><text:s text:c="5"/>=&gt; Apache Kafka</text:p>
      <text:p text:style-name="P1"><text:s text:c="5"/>=&gt; redis Cache</text:p>
      <text:p text:style-name="P1"><text:s text:c="5"/>=&gt; Spring Batch</text:p>
      <text:p text:style-name="P1"><text:s text:c="5"/>=&gt; Docker} Recorded </text:p>
      <text:p text:style-name="P1"/>
      <text:p text:style-name="P1">Java:- Standalone app</text:p>
      <text:p text:style-name="P1"><text:s text:c="5"/>=&gt; Java + Database =&gt; JDBC</text:p>
      <text:p text:style-name="P1"><text:s text:c="5"/>=&gt; Java + Web <text:s text:c="5"/>=&gt; Servlet =&gt; JSP } but difficulties exist</text:p>
      <text:p text:style-name="P1"/>
      <text:p text:style-name="P1"><text:tab/>=&gt; JSP + Servlet + JDBC } technologies } but difficulties are there</text:p>
      <text:p text:style-name="P1"/>
      <text:p text:style-name="P1">to overcome these difficulties, use framework</text:p>
      <text:p text:style-name="P1"/>
      <text:p text:style-name="P1">why use Framework? – because half of the work is done</text:p>
      <text:p text:style-name="P1"/>
      <text:p text:style-name="P1">ORM =&gt; Hibernate } still use</text:p>
      <text:p text:style-name="P1"/>
      <text:p text:style-name="P1">web =&gt; struts } out dated</text:p>
      <text:p text:style-name="P1"><text:s text:c="4"/>=&gt; </text:p>
      <text:p text:style-name="P1"/>
      <text:p text:style-name="P1">Spring Framework </text:p>
      <text:p text:style-name="P1"><text:tab/>=&gt; What is it? End to end application framework (can do both hibernate and web)</text:p>
      <text:p text:style-name="P1"><text:tab/>=&gt; has many modules</text:p>
      <text:p text:style-name="P1"><text:tab/>client sends request, ie, React application</text:p>
      <text:p text:style-name="P1"/>
      <text:p text:style-name="P1"><text:tab/>web layer =&gt; servlet, struts, spring mvc, React</text:p>
      <text:p text:style-name="P1"><text:tab/></text:p>
      <text:p text:style-name="P1"><text:tab/>service layer =&gt; business logic</text:p>
      <text:p text:style-name="P1"/>
      <text:p text:style-name="P1"><text:tab/>persistent layer =&gt; JDBC =&gt; Hibernate =&gt; SpringDataJpa</text:p>
      <text:p text:style-name="P1"/>
      <text:p text:style-name="P1"><text:tab/>Database </text:p>
      <text:p text:style-name="P1"/>
      <text:p text:style-name="P1"><text:soft-page-break/>Spring Core is the based of all</text:p>
      <text:p text:style-name="P1"/>
      <text:p text:style-name="P1">Focus on Spring Core</text:p>
      <text:p text:style-name="P1"><text:s/>=&gt; XML<text:tab/><text:tab/>} Without Spring Boot</text:p>
      <text:p text:style-name="P1"><text:s/>=&gt; Annotation</text:p>
      <text:p text:style-name="P1"><text:s/>=&gt; Annotation + Spring Boot (Rapid application Development)</text:p>
      <text:p text:style-name="P1"/>
      <text:p text:style-name="P1">Need to understand</text:p>
      <text:p text:style-name="P1">IoC &lt;=&gt; Dependenct Injection</text:p>
      <text:p text:style-name="P1">loosely coupled Application development</text:p>
      <text:p text:style-name="P1"/>
      <text:p text:style-name="P1">class Alpha {</text:p>
      <text:p text:style-name="P1"><text:s text:c="2"/>void show() {}</text:p>
      <text:p text:style-name="P1">}</text:p>
      <text:p text:style-name="P1"/>
      <text:p text:style-name="P1">class Beta {</text:p>
      <text:p text:style-name="P1"><text:s text:c="2"/>void disp() {}</text:p>
      <text:p text:style-name="P1">}</text:p>
      <text:p text:style-name="P1"/>
      <text:p text:style-name="P1">What is tightly coupled </text:p>
      <text:p text:style-name="P1">Ways to use Beta in Alpha</text:p>
      <text:list xml:id="list4941190115660646789" text:style-name="L2">
        <text:list-item>
          <text:p text:style-name="P3">composition</text:p>
          <text:list>
            <text:list-header>
              <text:p text:style-name="P3">=&gt; create an obj of Beta in Alpha</text:p>
              <text:list>
                <text:list-item>
                  <text:list>
                    <text:list-header>
                      <text:p text:style-name="P3">=&gt; Beta b = new Beta();</text:p>
                    </text:list-header>
                  </text:list>
                </text:list-item>
              </text:list>
            </text:list-header>
          </text:list>
        </text:list-item>
      </text:list>
      <text:p text:style-name="P1"><text:tab/><text:tab/><text:tab/> b.disp();</text:p>
      <text:p text:style-name="P1"/>
      <text:list xml:id="list7218362815782936270" text:style-name="L3">
        <text:list-item>
          <text:p text:style-name="P4">inheritance</text:p>
          <text:list>
            <text:list-header>
              <text:p text:style-name="P4">=&gt; Alpha extends Beta</text:p>
            </text:list-header>
          </text:list>
        </text:list-item>
      </text:list>
      <text:p text:style-name="P1"/>
      <text:p text:style-name="P1">Why is it tightly coupled?</text:p>
      <text:list xml:id="list6084141903747835443" text:style-name="L4">
        <text:list-item>
          <text:p text:style-name="P5">If something goes wrong with one class the other is affected</text:p>
          <text:p text:style-name="P5"><text:s text:c="2"/>=&gt; this is referred to as tightly coupled</text:p>
        </text:list-item>
        <text:list-item>
          <text:p text:style-name="P5"><text:s/>the above example, Alpha is tight;y coupled with Beta</text:p>
        </text:list-item>
      </text:list>
      <text:p text:style-name="P1"/>
      <text:p text:style-name="P1">How to address tightly coupled application?</text:p>
      <text:p text:style-name="P1">By enabling Alpha to use Beta's method (ie, business logic, services) without</text:p>
      <text:list xml:id="list7675278521213176980" text:style-name="L5">
        <text:list-item>
          <text:p text:style-name="P6">creating an object</text:p>
        </text:list-item>
        <text:list-item>
          <text:p text:style-name="P6">inheritance</text:p>
        </text:list-item>
        <text:list-item>
          <text:p text:style-name="P6">no static method call</text:p>
        </text:list-item>
        <text:list-item>
          <text:p text:style-name="P6">If you are able to enable the use ot Beta's method then that is </text:p>
          <text:p text:style-name="P6"><text:s text:c="2"/>=&gt; known as loosely coupled</text:p>
        </text:list-item>
      </text:list>
      <text:p text:style-name="P1"/>
      <text:p text:style-name="P1">whenever business logic or service is written</text:p>
      <text:p text:style-name="P1"><text:tab/>=&gt; experience developer use design patterns (solution)</text:p>
      <text:p text:style-name="P1"><text:s text:c="3"/><text:tab/>=&gt; using these patterns allows less difficulty in development</text:p>
      <text:p text:style-name="P1"><text:tab/>=&gt; behavioural design pattern</text:p>
      <text:p text:style-name="P1"><text:tab/><text:tab/>=&gt; strategy design patterns</text:p>
      <text:p text:style-name="P1"><text:tab/><text:tab/><text:tab/>=&gt; encourage code to interface (don't write direct <text:soft-page-break/>implementation)</text:p>
      <text:p text:style-name="P1"/>
      <text:p text:style-name="P1">just define the requirement in the interface that needs to be developed, then write the class to implement.</text:p>
      <text:p text:style-name="P1"/>
      <text:p text:style-name="P1">Interface is an abstraction (specification) =&gt; no implementations</text:p>
      <text:p text:style-name="P1"/>
      <text:p text:style-name="P1">so to achieve loosely couple app, create interface and specify the requirements only (no implementations). Then, only the class that implements the interface will provide the implementations (business logic)</text:p>
      <text:p text:style-name="P1"/>
      <text:p text:style-name="P1">at 56 min</text:p>
      <text:p text:style-name="P1"/>
      <text:p text:style-name="P1">Project name: LooseCouplingApp</text:p>
      <text:p text:style-name="P1">create a class: LaunchApp1, include main method</text:p>
      <text:p text:style-name="P1">class LaunchApp1 {</text:p>
      <text:p text:style-name="P1"><text:s text:c="4"/>public static void main(String[] args){</text:p>
      <text:p text:style-name="P1"><text:s text:c="8"/>System.out.println("LaunchApp1 started");</text:p>
      <text:p text:style-name="P1"><text:s text:c="8"/>System.out.println("Welcome to loosely coupled Application");</text:p>
      <text:p text:style-name="P1"><text:s text:c="8"/>Amazon amz=new Amazon();</text:p>
      <text:p text:style-name="P1"><text:s text:c="8"/>amz.setService(new FedEx());</text:p>
      <text:p text:style-name="P1"><text:s text:c="8"/>Boolean status=amz.deliverTheProduct(4554.4);</text:p>
      <text:p text:style-name="P1"><text:s text:c="8"/>if (status) {</text:p>
      <text:p text:style-name="P1"><text:s text:c="10"/>System.out.println("Product delivered Successfully");</text:p>
      <text:p text:style-name="P1"><text:s text:c="8"/>} else {</text:p>
      <text:p text:style-name="P1"><text:s text:c="10"/>System.out.println("Failed to deliver product");</text:p>
      <text:p text:style-name="P1"><text:s text:c="8"/>} <text:s text:c="6"/></text:p>
      <text:p text:style-name="P1"><text:s text:c="4"/>}</text:p>
      <text:p text:style-name="P1">}</text:p>
      <text:p text:style-name="P1"/>
      <text:p text:style-name="P1">create interface in services package (code to interface): </text:p>
      <text:p text:style-name="P1">package springCoreWoSpring.service;</text:p>
      <text:p text:style-name="P1"/>
      <text:p text:style-name="P1">public interface DeliverySevice {</text:p>
      <text:p text:style-name="P1"><text:s text:c="4"/>public Boolean deliverProduct(Double amount);</text:p>
      <text:p text:style-name="P1">}</text:p>
      <text:p text:style-name="P1"/>
      <text:p text:style-name="P1">create dependency classes that implements DeliveryService</text:p>
      <text:p text:style-name="P1">import springCoreWoSpring.service.DeliverySevice;</text:p>
      <text:p text:style-name="P1"/>
      <text:p text:style-name="P1">public class FedEx implements DeliverySevice {</text:p>
      <text:p text:style-name="P1"><text:s text:c="4"/>public Boolean deliverProduct(Double amount) {</text:p>
      <text:p text:style-name="P1"><text:s text:c="6"/>System.out.println("Product delivered by FedEx: "+amount);</text:p>
      <text:p text:style-name="P1"><text:s text:c="6"/>return true;</text:p>
      <text:p text:style-name="P1"><text:s text:c="4"/>}</text:p>
      <text:p text:style-name="P1"><text:s text:c="2"/>}</text:p>
      <text:p text:style-name="P1"/>
      <text:p text:style-name="P1">import springCoreWoSpring.service.DeliverySevice;</text:p>
      <text:p text:style-name="P1"><text:soft-page-break/></text:p>
      <text:p text:style-name="P1">public class DHL implements DeliverySevice {</text:p>
      <text:p text:style-name="P1"><text:s text:c="4"/>public Boolean deliverProduct(Double amount) {</text:p>
      <text:p text:style-name="P1"><text:s text:c="6"/>System.out.println("Product delivered by DHL: "+amount);</text:p>
      <text:p text:style-name="P1"><text:s text:c="6"/>return true;</text:p>
      <text:p text:style-name="P1"><text:s text:c="4"/>}</text:p>
      <text:p text:style-name="P1"><text:s text:c="2"/>}</text:p>
      <text:p text:style-name="P1">import springCoreWoSpring.service.DeliverySevice;</text:p>
      <text:p text:style-name="P1"/>
      <text:p text:style-name="P1">public class BlueDart implements DeliverySevice {</text:p>
      <text:p text:style-name="P1"><text:s text:c="4"/>public Boolean deliverProduct(Double amount) {</text:p>
      <text:p text:style-name="P1"><text:s text:c="6"/>System.out.println("Product delivered by BlueDart: "+amount);</text:p>
      <text:p text:style-name="P1"><text:s text:c="6"/>return true;</text:p>
      <text:p text:style-name="P1"><text:s text:c="4"/>}</text:p>
      <text:p text:style-name="P1"><text:s text:c="2"/>}</text:p>
      <text:p text:style-name="P1"/>
      <text:p text:style-name="P1">create target class with setter to make interface reference call</text:p>
      <text:p text:style-name="P1">import springCoreWoSpring.service.DeliverySevice;</text:p>
      <text:p text:style-name="P1"/>
      <text:p text:style-name="P1">class Amazon {</text:p>
      <text:p text:style-name="P1"><text:s text:c="4"/>private DeliverySevice service;</text:p>
      <text:p text:style-name="P1"><text:s text:c="4"/>public void setService(DeliverySevice service) {</text:p>
      <text:p text:style-name="P1"><text:s text:c="6"/>this.service=service;</text:p>
      <text:p text:style-name="P1"><text:s text:c="4"/>}</text:p>
      <text:p text:style-name="P1"><text:s text:c="4"/>public Boolean deliverTheProduct(Double amount) {</text:p>
      <text:p text:style-name="P1"><text:s text:c="6"/>return service.deliverProduct(amount);</text:p>
      <text:p text:style-name="P1"><text:s text:c="4"/>}</text:p>
      <text:p text:style-name="P1"><text:s text:c="2"/>}</text:p>
      <text:p text:style-name="P1"/>
      <text:p text:style-name="P1">open console</text:p>
      <text:p text:style-name="P1">run LaunchApp1</text:p>
      <text:p text:style-name="P1"/>
      <text:p text:style-name="P1">Amazon is the target class</text:p>
      <text:p text:style-name="P1"><text:s/>=&gt; it uses services of other classes (DHL, FedEx, BlueDart)</text:p>
      <text:p text:style-name="P1"><text:s/>=&gt; setter method pass DeliveryService, an interface reference</text:p>
      <text:p text:style-name="P1"><text:s/>=&gt; no where in the class is any service class is created</text:p>
      <text:p text:style-name="P1"><text:s/>=&gt; service object is injected through setter method</text:p>
      <text:p text:style-name="P1"><text:s/>=&gt; when dependecy object is injected by a setter method, this is called setter dependency injection</text:p>
      <text:p text:style-name="P1"/>
      <text:p text:style-name="P1">FedEx, DHL, BlueDart class are known as service classes</text:p>
      <text:p text:style-name="P1"><text:s text:c="2"/>=&gt; dependent object</text:p>
      <text:p text:style-name="P1"/>
      <text:p text:style-name="P1">==&gt; injecting dependent object into target class is referred as Depency injection</text:p>
      <text:p text:style-name="P1"><text:s text:c="2"/>==&gt; if done through setter then it is called as setter injection</text:p>
      <text:p text:style-name="P1"><text:s text:c="2"/>==&gt; if done this through Constructor its called as Constructor injection</text:p>
      <text:p text:style-name="P1"/>
      <text:p text:style-name="P1"><text:soft-page-break/>*Target class==&gt; such a class where services of other classes are used</text:p>
      <text:p text:style-name="P1">*Dependent object==&gt; such a class/obj whose services will be used in target class</text:p>
      <text:p text:style-name="P1"/>
      <text:p text:style-name="P1">So far, in the main class, only Amazon class is created</text:p>
      <text:p text:style-name="P1"><text:tab/>=&gt; no where in Amazon class is there a service class created</text:p>
      <text:p text:style-name="P1"><text:tab/>=&gt; to use the service, dependent object is injected either</text:p>
      <text:p text:style-name="P1"><text:s text:c="2"/><text:tab/><text:tab/>=&gt; through setter or</text:p>
      <text:p text:style-name="P1"><text:s text:c="2"/><text:tab/><text:tab/>=&gt; through Constructor</text:p>
      <text:p text:style-name="P1"/>
      <text:p text:style-name="P1">But there's also no need to create Amazon object</text:p>
      <text:p text:style-name="P1"><text:tab/>=&gt; let Spring takes care of that object creation</text:p>
      <text:p text:style-name="P1"><text:tab/>=&gt; spring created objects is also know as beans. <text:s/>Amazon bean is created by spring</text:p>
      <text:p text:style-name="P1"><text:tab/>=&gt; when spring handles <text:s/></text:p>
      <text:p text:style-name="P1"><text:tab/><text:tab/>=&gt;beans creation and</text:p>
      <text:p text:style-name="P1"><text:tab/><text:tab/>=&gt;manages dependency injection <text:s/></text:p>
      <text:p text:style-name="P1"><text:tab/><text:tab/>=&gt;this is known as Inversion of Control, IoC</text:p>
      <text:p text:style-name="P1"/>
      <text:p text:style-name="P1"/>
      <text:p text:style-name="P1"><draw:path text:anchor-type="paragraph" draw:z-index="0" draw:style-name="gr1" draw:text-style-name="P7" svg:width="1.2445in" svg:height="0.7315in" svg:x="2.6346in" svg:y="0.0098in" svg:viewBox="0 0 3162 1859" svg:d="M92 0c-21 272-33 538-53 820-47 658-302 1558 1508 662 245-122 547-49 820-27 240 20 692 554 714-79 12-318-112-667 27-953 240-492-383-295-556-264-308 54-614-29-926-27-282 3-566-49-846-79h-265-212"><text:p/></draw:path><draw:frame text:anchor-type="paragraph" draw:z-index="12" draw:style-name="gr6" draw:text-style-name="P8" svg:width="0.4169in" svg:height="0.2504in" svg:x="5.65in" svg:y="0.1866in"><draw:text-box><text:p><text:span text:style-name="T1">XML</text:span></text:p></draw:text-box></draw:frame><draw:path text:anchor-type="paragraph" draw:z-index="13" draw:style-name="gr1" draw:text-style-name="P7" svg:width="0.3614in" svg:height="0.635in" svg:x="5.202in" svg:y="0.0618in" svg:viewBox="0 0 919 1614" svg:d="M370 0c524 146-171 966 477 873 307-44-466 404-397 688l-265 53h-185"><text:p/></draw:path></text:p>
      <text:p text:style-name="P1"><draw:path text:anchor-type="paragraph" draw:z-index="6" draw:style-name="gr1" draw:text-style-name="P7" svg:width="0.9059in" svg:height="0.0862in" svg:x="3.6189in" svg:y="0.1646in" svg:viewBox="0 0 2302 220" svg:d="M2302 212c-291-11-591 39-873-27-281-65-570-58-847-132l-264-27h-265l-53-26"><text:p/></draw:path><draw:polyline text:anchor-type="paragraph" draw:z-index="7" draw:style-name="gr1" draw:text-style-name="P7" svg:width="0.1248in" svg:height="0.2079in" svg:x="3.6189in" svg:y="0.0811in" svg:viewBox="0 0 318 529" draw:points="265,0 0,265 265,397 318,529"><text:p/></draw:polyline><draw:frame text:anchor-type="paragraph" draw:z-index="4" draw:style-name="gr4" draw:text-style-name="P8" svg:width="0.7295in" svg:height="0.2406in" svg:x="2.9626in" svg:y="0.0811in"><draw:text-box><text:p><text:span text:style-name="T1">Spring</text:span></text:p></draw:text-box></draw:frame><draw:frame text:anchor-type="paragraph" draw:z-index="3" draw:style-name="gr3" draw:text-style-name="P8" svg:width="1.1461in" svg:height="0.6248in" svg:x="0.8898in" svg:y="0.0516in"><draw:text-box><text:p><text:span text:style-name="T1">Java Class</text:span></text:p><text:p><text:span text:style-name="T1">Code into interface</text:span></text:p></draw:text-box></draw:frame><draw:frame text:anchor-type="paragraph" draw:z-index="5" draw:style-name="gr5" draw:text-style-name="P8" svg:width="1.0004in" svg:height="0.3843in" svg:x="4.3165in" svg:y="0.1244in"><draw:text-box><text:p><text:span text:style-name="T1">Configuration file</text:span></text:p></draw:text-box></draw:frame><draw:path text:anchor-type="paragraph" draw:z-index="1" draw:style-name="gr2" draw:text-style-name="P7" svg:width="0.9787in" svg:height="0.1453in" svg:x="1.9102in" svg:y="0.1551in" svg:viewBox="0 0 2487 370" svg:d="M2487 0c-271 211-570 92-855 123-268 29-537 84-803 124-275 42-551 95-829 123l259-123h26"><text:p/></draw:path></text:p>
      <text:p text:style-name="P1"/>
      <text:p text:style-name="P1"><draw:polyline text:anchor-type="paragraph" draw:z-index="2" draw:style-name="gr1" draw:text-style-name="P7" svg:width="0.1559in" svg:height="0.1142in" svg:x="5.098in" svg:y="0.1618in" svg:viewBox="0 0 397 291" draw:points="0,291 265,79 397,0"><text:p/></draw:polyline><draw:polyline text:anchor-type="paragraph" draw:z-index="8" draw:style-name="gr1" draw:text-style-name="P7" svg:width="0.0205in" svg:height="0.1559in" svg:x="3.1291in" svg:y="0.1516in" svg:viewBox="0 0 53 397" draw:points="53,0 0,265 0,397"><text:p/></draw:polyline><draw:polyline text:anchor-type="paragraph" draw:z-index="9" draw:style-name="gr1" draw:text-style-name="P7" svg:width="0.0098in" svg:height="0.2394in" svg:x="3.2543in" svg:y="0.1618in" svg:viewBox="0 0 26 609" draw:points="26,0 26,265 26,529 0,609"><text:p/></draw:polyline><draw:path text:anchor-type="paragraph" draw:z-index="16" draw:style-name="gr1" draw:text-style-name="P7" svg:width="0.1823in" svg:height="0.5555in" svg:x="6.3583in" svg:y="0.0575in" svg:viewBox="0 0 464 1412" svg:d="M318 0c-256 351 481 516-53 847-161 99 218 772-265 502"><text:p/></draw:path></text:p>
      <text:p text:style-name="P1"><draw:path text:anchor-type="paragraph" draw:z-index="10" draw:style-name="gr1" draw:text-style-name="P7" svg:width="0.3642in" svg:height="0.2055in" svg:x="3.0563in" svg:y="0.0972in" svg:viewBox="0 0 926 523" svg:d="M0 2c411-53 275 933 688 318l238-159"><text:p/></draw:path><draw:frame text:anchor-type="paragraph" draw:z-index="14" draw:style-name="gr7" draw:text-style-name="P8" svg:width="1.1252in" svg:height="0.3024in" svg:x="5.4161in" svg:y="0.1228in"><draw:text-box><text:p><text:span text:style-name="T1">Annotation</text:span></text:p></draw:text-box></draw:frame><draw:path text:anchor-type="paragraph" draw:z-index="15" draw:style-name="gr1" draw:text-style-name="P7" svg:width="0.439in" svg:height="0.4685in" svg:x="5.3252in" svg:y="0.0043in" svg:viewBox="0 0 1116 1191" svg:d="M269 0c-591 395-46 737 106 1085l264 53 291 53h186"><text:p/></draw:path></text:p>
      <text:p text:style-name="P1"/>
      <text:p text:style-name="P1"><draw:frame text:anchor-type="paragraph" draw:z-index="11" draw:style-name="gr5" draw:text-style-name="P8" svg:width="0.3543in" svg:height="0.3843in" svg:x="3.0563in" svg:y="0.022in"><draw:text-box><text:p><text:span text:style-name="T1">IoC</text:span></text:p><text:p><text:span text:style-name="T1">DI</text:span></text:p></draw:text-box></draw:frame></text:p>
      <text:p text:style-name="P1"/>
      <text:p text:style-name="P1"><draw:frame text:anchor-type="paragraph" draw:z-index="17" draw:style-name="gr8" draw:text-style-name="P9" svg:width="2.5941in" svg:height="0.4803in" svg:x="2.0252in" svg:y="0.1134in"><draw:text-box><text:p><text:span text:style-name="T2">Spring Cor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Give Spring Java Classes</text:p>
      <text:p text:style-name="P1">use configuration file to talk to Spring, through XML/Annotation</text:p>
      <text:p text:style-name="P1">Then, Spring will take care of IoC and DI</text:p>
      <text:p text:style-name="P1">Annotation is preferred way to talk to Spring=&gt;easier than X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De Leon</meta:initial-creator>
    <meta:creation-date>2024-05-06T10:19:20.97</meta:creation-date>
    <dc:date>2024-06-08T02:04:01.45</dc:date>
    <dc:creator>Leo De Leon</dc:creator>
    <meta:editing-duration>PT4H11M35S</meta:editing-duration>
    <meta:editing-cycles>52</meta:editing-cycles>
    <meta:generator>OpenOffice/4.1.3$Win32 OpenOffice.org_project/413m1$Build-9783</meta:generator>
    <meta:document-statistic meta:table-count="0" meta:image-count="0" meta:object-count="0" meta:page-count="6" meta:paragraph-count="161" meta:word-count="870" meta:character-count="6019"/>
  </office:meta>
</office:document-meta>
</file>